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b5ca7"/>
    </style:style>
    <style:style style:name="P2" style:family="paragraph" style:parent-style-name="Standard">
      <style:paragraph-properties fo:margin-top="0cm" fo:margin-bottom="0cm" loext:contextual-spacing="false"/>
      <style:text-properties style:font-name="Nimbus Sans L" fo:font-size="12pt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" fo:font-size="12pt" officeooo:rsid="002c9a7c" officeooo:paragraph-rsid="002c9a7c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Nimbus Sans L" fo:font-size="12pt" officeooo:paragraph-rsid="00552594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font-name="Nimbus Sans L" fo:font-size="12pt" fo:font-weight="normal" officeooo:rsid="003dd8e9" officeooo:paragraph-rsid="004acd2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/>
      <style:text-properties style:font-name="Nimbus Sans L" fo:font-size="12pt" fo:font-weight="normal" officeooo:rsid="0046c3b3" officeooo:paragraph-rsid="004e2ab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Nimbus Sans L" fo:font-size="12pt" fo:font-weight="normal" officeooo:rsid="004acd29" officeooo:paragraph-rsid="00574af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/>
      <style:text-properties style:font-name="Nimbus Sans L" fo:font-size="16pt" style:text-underline-style="none" fo:font-weight="normal" officeooo:rsid="004d0838" officeooo:paragraph-rsid="004e6ffb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margin-top="0cm" fo:margin-bottom="0cm" loext:contextual-spacing="false"/>
      <style:text-properties style:font-name="Nimbus Sans L" officeooo:paragraph-rsid="00552594"/>
    </style:style>
    <style:style style:name="P10" style:family="paragraph" style:parent-style-name="Heading_20_2">
      <style:paragraph-properties fo:margin-top="0cm" fo:margin-bottom="0cm" loext:contextual-spacing="false"/>
      <style:text-properties style:font-name="Nimbus Sans L" fo:font-size="16pt" fo:font-weight="bold" officeooo:rsid="004d0838" officeooo:paragraph-rsid="004e6ffb" style:font-size-asian="16pt" style:font-weight-asian="bold" style:font-size-complex="16pt" style:font-weight-complex="bold"/>
    </style:style>
    <style:style style:name="P11" style:family="paragraph" style:parent-style-name="Heading_20_2">
      <style:paragraph-properties fo:margin-top="0cm" fo:margin-bottom="0cm" loext:contextual-spacing="false"/>
      <style:text-properties style:font-name="Nimbus Sans L" fo:font-size="12pt" style:text-underline-style="none" fo:font-weight="normal" officeooo:rsid="004731f1" officeooo:paragraph-rsid="00620d94" style:font-size-asian="12pt" style:font-weight-asian="normal" style:font-size-complex="12pt" style:font-weight-complex="normal"/>
    </style:style>
    <style:style style:name="P12" style:family="paragraph" style:parent-style-name="Heading_20_2" style:master-page-name="Standard">
      <style:paragraph-properties fo:margin-top="0cm" fo:margin-bottom="0cm" loext:contextual-spacing="false" fo:text-align="center" style:justify-single-word="false" style:page-number="1"/>
      <style:text-properties style:font-name="Nimbus Sans L" fo:font-size="18pt" fo:font-weight="bold" officeooo:rsid="00420d06" officeooo:paragraph-rsid="00420d06" style:font-size-asian="18pt" style:font-weight-asian="bold" style:font-size-complex="18pt" style:font-weight-complex="bold"/>
    </style:style>
    <style:style style:name="P13" style:family="paragraph" style:parent-style-name="Standard" style:list-style-name="L1">
      <style:paragraph-properties fo:margin-top="0cm" fo:margin-bottom="0cm" loext:contextual-spacing="false"/>
      <style:text-properties officeooo:rsid="004731f1" officeooo:paragraph-rsid="004f80c6"/>
    </style:style>
    <style:style style:name="P14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style:text-underline-style="none" fo:font-weight="normal" officeooo:rsid="0048bc5f" officeooo:paragraph-rsid="00620d94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style:text-underline-style="none" fo:font-weight="normal" officeooo:rsid="0061d5bb" officeooo:paragraph-rsid="0061d5bb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officeooo:rsid="004731f1" officeooo:paragraph-rsid="006305e9" style:font-size-asian="12pt" style:font-size-complex="12pt"/>
    </style:style>
    <style:style style:name="P17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officeooo:rsid="00610df9" officeooo:paragraph-rsid="006305e9" style:font-size-asian="12pt" style:font-size-complex="12pt"/>
    </style:style>
    <style:style style:name="T1" style:family="text">
      <style:text-properties officeooo:rsid="004c9461"/>
    </style:style>
    <style:style style:name="T2" style:family="text">
      <style:text-properties officeooo:rsid="001f20c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24f5" style:font-weight-asian="bold" style:font-weight-complex="bold"/>
    </style:style>
    <style:style style:name="T5" style:family="text">
      <style:text-properties officeooo:rsid="002e8f86"/>
    </style:style>
    <style:style style:name="T6" style:family="text">
      <style:text-properties fo:font-weight="normal" officeooo:rsid="00420d06" style:font-weight-asian="normal" style:font-weight-complex="normal"/>
    </style:style>
    <style:style style:name="T7" style:family="text">
      <style:text-properties style:font-name="Nimbus Sans L" fo:font-size="12pt" style:font-size-asian="12pt" style:font-size-complex="12pt"/>
    </style:style>
    <style:style style:name="T8" style:family="text">
      <style:text-properties style:font-name="Nimbus Sans L" fo:font-size="12pt" officeooo:rsid="0048bc5f" style:font-size-asian="12pt" style:font-size-complex="12pt"/>
    </style:style>
    <style:style style:name="T9" style:family="text">
      <style:text-properties style:font-name="Nimbus Sans L" fo:font-size="12pt" officeooo:rsid="004f80c6" style:font-size-asian="12pt" style:font-size-complex="12pt"/>
    </style:style>
    <style:style style:name="T10" style:family="text">
      <style:text-properties style:font-name="Nimbus Sans L" fo:font-size="12pt" officeooo:rsid="005202da" style:font-size-asian="12pt" style:font-size-complex="12pt"/>
    </style:style>
    <style:style style:name="T11" style:family="text">
      <style:text-properties style:text-underline-style="solid" style:text-underline-width="auto" style:text-underline-color="font-color" officeooo:rsid="004e2ab6"/>
    </style:style>
    <style:style style:name="T12" style:family="text">
      <style:text-properties style:text-underline-style="solid" style:text-underline-width="auto" style:text-underline-color="font-color" officeooo:rsid="00428f11"/>
    </style:style>
    <style:style style:name="T13" style:family="text">
      <style:text-properties style:text-underline-style="solid" style:text-underline-width="auto" style:text-underline-color="font-color" officeooo:rsid="004e6ffb"/>
    </style:style>
    <style:style style:name="T14" style:family="text">
      <style:text-properties style:text-position="0% 100%" fo:font-weight="bold" officeooo:rsid="00a65559" style:font-weight-asian="bold" style:font-weight-complex="bold"/>
    </style:style>
    <style:style style:name="T15" style:family="text">
      <style:text-properties style:text-position="0% 100%" fo:font-weight="normal" officeooo:rsid="00a65559" style:font-weight-asian="normal" style:font-weight-complex="normal"/>
    </style:style>
    <style:style style:name="T16" style:family="text">
      <style:text-properties officeooo:rsid="005fcec5"/>
    </style:style>
    <style:style style:name="T17" style:family="text">
      <style:text-properties officeooo:rsid="00620d94"/>
    </style:style>
    <style:style style:name="T18" style:family="text">
      <style:text-properties officeooo:rsid="00616139"/>
    </style:style>
    <style:style style:name="T19" style:family="text">
      <style:text-properties officeooo:rsid="00610df9"/>
    </style:style>
    <style:style style:name="T20" style:family="text">
      <style:text-properties officeooo:rsid="004731f1"/>
    </style:style>
    <style:style style:name="T21" style:family="text">
      <style:text-properties officeooo:rsid="006305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title>Minyon Falls - Grey Wolf Hike - V1.0</text:title></text:p>
      <text:p text:style-name="P3">Phil Shepherd – <text:span text:style-name="T21">Jul 2019</text:span></text:p>
      <text:p text:style-name="P2"/>
      <text:p text:style-name="P4"><text:span text:style-name="T4">MAP:<text:tab/><text:tab/><text:tab/></text:span><text:span text:style-name="T6">Huonbrook 9540-1N</text:span><text:line-break/><text:span text:style-name="T14">Grid Ref Zone:<text:tab/></text:span><text:span text:style-name="T15">MGRS </text:span><text:span text:style-name="T2">56JNP.</text:span></text:p>
      <text:p text:style-name="P9"/>
      <text:p text:style-name="P7"/>
      <text:p text:style-name="P10"><text:span text:style-name="T11">Hike - </text:span><text:span text:style-name="T12">Minyon </text:span><text:span text:style-name="T13">Grass to Bottom of Minyon Falls</text:span></text:p>
      <text:p text:style-name="P8"/>
      <text:p text:style-name="P11"><text:span text:style-name="T17">A 3</text:span><text:span text:style-name="T3">Km</text:span>, <text:span text:style-name="T16">with </text:span>around <text:span text:style-name="T17">150</text:span>m descent/ascent</text:p>
      <text:list xml:id="list3329673397" text:style-name="L1">
        <text:list-item>
          <text:p text:style-name="P13"><text:span text:style-name="T9">Start at the end of</text:span><text:span text:style-name="T8"> </text:span><text:span text:style-name="T7">Minyon </text:span><text:span text:style-name="T8">Grass Road </text:span><text:span text:style-name="T10">(</text:span><text:span text:style-name="T8">3893 3412)</text:span><text:span text:style-name="T7">.</text:span></text:p>
        </text:list-item>
        <text:list-item>
          <text:p text:style-name="P16"><text:span text:style-name="T21">After about 1.5Km there is a major junction (</text:span>382<text:span text:style-name="T19">7</text:span> 3477<text:span text:style-name="T19">) marked by posts and small red triangles. <text:s text:c="3"/>Take the right hand fork towards the base of Minyon Falls (the left hand fork crosses the creek and eventually climbs up the western flank of the valley).</text:span></text:p>
        </text:list-item>
        <text:list-item>
          <text:p text:style-name="P17">Some tricky scrambling, and route finding, is marked by red triangles. <text:s/>It’s easy to take the wrong path, so keep a sharp look out for the next red triangle.</text:p>
        </text:list-item>
        <text:list-item>
          <text:p text:style-name="P16"><text:span text:style-name="T19">Finally </text:span>arrive at the base of Minyon Falls (3817 3482).</text:p>
        </text:list-item>
        <text:list-item>
          <text:p text:style-name="P17">Having enjoyed the view, back track to the major junction (<text:span text:style-name="T20">382</text:span>7<text:span text:style-name="T20"> 3477</text:span>)</text:p>
        </text:list-item>
        <text:list-item>
          <text:p text:style-name="P16"><text:span text:style-name="T18">Follow the obvious track </text:span><text:span text:style-name="T7">South East up the eastern flank </text:span><text:span text:style-name="T18">of</text:span><text:span text:style-name="T7"> the valley.</text:span></text:p>
        </text:list-item>
        <text:list-item>
          <text:p text:style-name="P14">Head down the track to the bottom of Minyon Falls <text:span text:style-name="T17">(3826 3476).</text:span></text:p>
        </text:list-item>
        <text:list-item>
          <text:p text:style-name="P15">Return to Minyon Grass via same track.</text:p>
        </text:list-item>
      </text:list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b5ca7"/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itle>Minyon Falls - Grey Wolf Hike -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dc:date>2019-06-17T06:04:58.842425244</dc:date>
    <meta:editing-duration>PT3H34M12S</meta:editing-duration>
    <meta:editing-cycles>52</meta:editing-cycles>
    <dc:title>Minyon Falls - Grey Wolf Hike - V1.0</dc:title>
    <meta:document-statistic meta:table-count="0" meta:image-count="0" meta:object-count="0" meta:page-count="1" meta:paragraph-count="14" meta:word-count="191" meta:character-count="1004" meta:non-whitespace-character-count="827"/>
  </office:meta>
</office:document-meta>
</file>